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text-properties officeooo:paragraph-rsid="001100ad"/>
    </style:style>
    <style:style style:name="P2" style:family="paragraph" style:parent-style-name="Signature">
      <style:text-properties officeooo:paragraph-rsid="001100ad"/>
    </style:style>
    <style:style style:name="P3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a6e3" officeooo:paragraph-rsid="0004a6e3"/>
    </style:style>
    <style:style style:name="P4" style:family="paragraph" style:parent-style-name="Title">
      <style:text-properties fo:color="#c9211e" fo:font-size="22pt" style:font-size-asian="22pt" style:font-size-complex="22pt"/>
    </style:style>
    <style:style style:name="T1" style:family="text">
      <style:text-properties officeooo:rsid="000804df"/>
    </style:style>
    <style:style style:name="T2" style:family="text">
      <style:text-properties officeooo:rsid="000fb21c"/>
    </style:style>
    <style:style style:name="T3" style:family="text">
      <style:text-properties officeooo:rsid="0011e8e9"/>
    </style:style>
    <style:style style:name="T4" style:family="text">
      <style:text-properties officeooo:rsid="00169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TATIONS</text:p>
      <text:p text:style-name="P3"/>
      <text:p text:style-name="Caption">« <text:span text:style-name="T1">Le passé n’éclairant pas l’avenir, l’esprit marche dans les ténèbres »</text:span></text:p>
      <text:p text:style-name="Signature"><text:tab/><text:span text:style-name="T2">Tocqueville</text:span></text:p>
      <text:p text:style-name="Signature"/>
      <text:p text:style-name="P1">« <text:span text:style-name="T3">Voilà 2000 ans que nous sommes occupés par les grecs »</text:span></text:p>
      <text:p text:style-name="P2"><text:tab/><text:span text:style-name="T2">André Breton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16:07.895724181</meta:creation-date>
    <dc:date>2019-09-15T15:36:40.481189813</dc:date>
    <meta:editing-duration>PT20M22S</meta:editing-duration>
    <meta:editing-cycles>16</meta:editing-cycles>
    <meta:generator>LibreOffice/6.3.1.2$Linux_X86_64 LibreOffice_project/30$Build-2</meta:generator>
    <meta:document-statistic meta:table-count="0" meta:image-count="0" meta:object-count="0" meta:page-count="1" meta:paragraph-count="5" meta:word-count="28" meta:character-count="162" meta:non-whitespace-character-count="137"/>
  </office:meta>
</office:document-meta>
</file>